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156082" draw:opacity="100%" draw:stroke="solid" svg:stroke-width="0.02778in" svg:stroke-color="#0c445e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antonioherediacruz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meta:initial-creator>Aulas </meta:initial-creator>
    <dc:creator>Antonio Heredia Cruz</dc:creator>
    <meta:creation-date>2021-01-28T09:19:24Z</meta:creation-date>
    <dc:date>2025-05-20T07:51:02Z</dc:date>
    <meta:editing-cycles>2</meta:editing-cycles>
    <meta:editing-duration>PT43S</meta:editing-duration>
    <meta:document-statistic meta:paragraph-count="3" meta:word-count="12"/>
  </office:meta>
</office:document-meta>
</file>